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arial, sans-serif"/>
  </office:font-face-decls>
  <office:automatic-styles>
    <style:style style:name="P1" style:family="paragraph" style:parent-style-name="Standard">
      <style:text-properties officeooo:rsid="00198e49" officeooo:paragraph-rsid="00198e49"/>
    </style:style>
    <style:style style:name="P2" style:family="paragraph" style:parent-style-name="Standard">
      <style:text-properties officeooo:paragraph-rsid="00198e49"/>
    </style:style>
    <style:style style:name="P3" style:family="paragraph" style:parent-style-name="Text_20_body">
      <style:text-properties officeooo:paragraph-rsid="00198e49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98e49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b21dd"/>
    </style:style>
    <style:style style:name="T1" style:family="text">
      <style:text-properties officeooo:rsid="00198e49"/>
    </style:style>
    <style:style style:name="T2" style:family="text">
      <style:text-properties officeooo:rsid="001b21d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go de Cristóbal Gómez</text:p>
      <text:p text:style-name="P1"/>
      <text:p text:style-name="P2"><text:span text:style-name="T1">-Convenio en vigor: </text:span><text:a xlink:type="simple" xlink:href="https://www.boe.es/diario_boe/txt.php?id=BOE-A-2023-17238" text:style-name="Internet_20_link" text:visited-style-name="Visited_20_Internet_20_Link"><text:span text:style-name="T1">https://www.boe.es/diario_boe/txt.php?id=BOE-A-2023-17238</text:span></text:a></text:p>
      <text:p text:style-name="P2"/>
      <text:p text:style-name="P3">La jornada ordinaria de trabajo:</text:p>
      <text:p text:style-name="P3"><text:tab/><text:span text:style-name="T1">Mientras el convenio colectivo este en vigor la jornada ordinaria máxima será de1.800 horas <text:tab/>anuales.</text:span></text:p>
      <text:p text:style-name="P5">El horario de trabajo:</text:p>
      <text:p text:style-name="P5"><text:tab/><text:span text:style-name="T1">Los horarios de trabajo serán establecidos según las necesidades de producción y los deseos <text:tab/>del personal en consonancia con lo dictado por la ley.</text:span></text:p>
      <text:p text:style-name="P5"/>
      <text:p text:style-name="P5">Las horas extraordinarias:</text:p>
      <text:p text:style-name="P4"><text:tab/><text:span text:style-name="T1">Se buscara el mínimo uso de horas extraordinarias, coincidiendo en principio con <text:tab/>situaciones puntuales de punta de producción u otras situaciones de características urgente.</text:span></text:p>
      <text:p text:style-name="P4"/>
      <text:p text:style-name="P4">La posibilidad de reducción y adaptación de jornada:</text:p>
      <text:p text:style-name="P4"><text:tab/><text:span text:style-name="T1">El derecho de reducción y adaptación de la jornada está contemplada en el convenio y se <text:tab/>podrá llevar a cabo la negociación de las mismas en este caso bajo el pretexto de <text:tab/>armonización de la vida laboral, personal y laboral.</text:span></text:p>
      <text:p text:style-name="P4"/>
      <text:p text:style-name="P5">Los permisos retribuidos:</text:p>
      <text:p text:style-name="P5"><text:tab/><text:span text:style-name="T2">Se podrá ausentar el empleado del trabajo bajo previo aviso y justificación como por <text:tab/>ejemplo por (Caso de matrimonio, fallecimiento de cónyuge, traslado del domicilio habitual)</text:span></text:p>
      <text:p text:style-name="P5"/>
      <text:p text:style-name="P5">Las vacaciones y festivos:</text:p>
      <text:p text:style-name="P5"><text:tab/><text:span text:style-name="T2">Toda persona incluida en este convenio colectivo disfrutará de 23 días laborales de <text:tab/>vacaciones anuales retribuidas adicionales a los festivos.</text:span></text:p>
      <text:p text:style-name="P5"/>
      <text:p text:style-name="P5">Los planes de igualdad:</text:p>
      <text:p text:style-name="P5"><text:tab/><text:span text:style-name="T2">Los planes de igualdad contemplan el acceso a empleo, retribución, etc.</text:span></text:p>
      <text:p text:style-name="P5"/>
      <text:p text:style-name="P5">2 faltas leves:</text:p>
      <text:p text:style-name="P5"><text:tab/>-<text:span text:style-name="T2">Falta de aseo y limpieza personal</text:span></text:p>
      <text:p text:style-name="P5"><text:tab/>-<text:span text:style-name="T2">Embriaguez ocasional</text:span></text:p>
      <text:p text:style-name="P5"/>
      <text:p text:style-name="P5">2 faltas graves:</text:p>
      <text:p text:style-name="P5"><text:tab/>-<text:span text:style-name="T2">Simular de enfermedad o accidente</text:span></text:p>
      <text:p text:style-name="P5"><text:tab/>-<text:span text:style-name="T2">Abandono del trabajo sin causa justificada</text:span></text:p>
      <text:p text:style-name="P5"/>
      <text:p text:style-name="P5">2 faltas muy graves:</text:p>
      <text:p text:style-name="P5"><text:tab/>-El fraude, la deslealtad y abuso de confianza en las gestiones encomendadas</text:p>
      <text:p text:style-name="P5"><text:tab/>-El acoso sexual o por razón de sexo</text:p>
      <text:p text:style-name="P5"/>
      <text:p text:style-name="P7">1 sanción leve:</text:p>
      <text:p text:style-name="P7"><text:tab/>-<text:span text:style-name="T2">Amonestación por escrito</text:span></text:p>
      <text:p text:style-name="P7"><text:soft-page-break/></text:p>
      <text:p text:style-name="P7">1 sanción grave:</text:p>
      <text:p text:style-name="P7"><text:tab/>-Suspensión de empleo y sueldo de uno a diez días</text:p>
      <text:p text:style-name="P7"/>
      <text:p text:style-name="P6">1 sanción muy grave:</text:p>
      <text:p text:style-name="P6"><text:tab/>-Pérdida temporal o definitiva de la categoría profesional<text:span text:style-name="T4"/></text:p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6:28:09.135000000</meta:creation-date>
    <dc:date>2024-12-10T16:52:46.053000000</dc:date>
    <meta:editing-duration>PT10M41S</meta:editing-duration>
    <meta:editing-cycles>1</meta:editing-cycles>
    <meta:document-statistic meta:table-count="0" meta:image-count="0" meta:object-count="0" meta:page-count="2" meta:paragraph-count="31" meta:word-count="279" meta:character-count="1837" meta:non-whitespace-character-count="1566"/>
    <meta:generator>LibreOffice/24.2.3.2$Windows_X86_64 LibreOffice_project/433d9c2ded56988e8a90e6b2e771ee4e6a5ab2ba</meta:generator>
  </office:meta>
</office:document-meta>
</file>